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draw:stroke="none" svg:stroke-color="#000000" draw:fill="none" draw:fill-color="#ffffff" fo:min-height="0.787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1.55cm" fo:min-width="2.908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3.9cm"/>
    </style:style>
    <style:style style:name="gr6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1.8cm"/>
    </style:style>
    <style:style style:name="gr7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8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9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none" svg:stroke-color="#000000" draw:fill="none" draw:fill-color="#ffffff" fo:min-height="0.315cm"/>
    </style:style>
    <style:style style:name="gr12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3" style:family="graphic" style:parent-style-name="objectwithoutfill">
      <style:graphic-properties draw:fill="none" draw:fill-color="#000000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6" style:family="graphic" style:parent-style-name="standard">
      <style:graphic-properties draw:textarea-horizontal-align="justify" draw:textarea-vertical-align="middle" draw:auto-grow-height="false" fo:min-height="0.751cm" fo:min-width="0.829cm"/>
    </style:style>
    <style:style style:name="gr17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7cm"/>
    </style:style>
    <style:style style:name="gr18" style:family="graphic" style:parent-style-name="standard">
      <style:graphic-properties draw:textarea-horizontal-align="justify" draw:textarea-vertical-align="middle" draw:auto-grow-height="false" fo:min-height="0.451cm" fo:min-width="2.636cm"/>
    </style:style>
    <style:style style:name="gr19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2.52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 draw:fill-color="#ffffff"/>
      <style:text-properties fo:font-size="6pt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3.88cm" svg:y="4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6.4cm" svg:height="1.199cm" svg:x="2.3cm" svg:y="1.463cm">
          <draw:text-box>
            <text:p text:style-name="P1"><text:span text:style-name="T2">Fl</text:span><text:span text:style-name="T2">o</text:span><text:span text:style-name="T2">w</text:span><text:span text:style-name="T2">c</text:span><text:span text:style-name="T2">h</text:span><text:span text:style-name="T2">ar</text:span><text:span text:style-name="T2">t </text:span><text:span text:style-name="T2">fo</text:span><text:span text:style-name="T2">r </text:span><text:span text:style-name="T2">fu</text:span><text:span text:style-name="T2">n</text:span><text:span text:style-name="T2">ct</text:span><text:span text:style-name="T2">io</text:span><text:span text:style-name="T2">n </text:span><text:span text:style-name="T2">to </text:span><text:span text:style-name="T3">g</text:span><text:span text:style-name="T3">e</text:span><text:span text:style-name="T3">n</text:span><text:span text:style-name="T3">er</text:span><text:span text:style-name="T3">at</text:span><text:span text:style-name="T3">e </text:span><text:span text:style-name="T3">a </text:span><text:span text:style-name="T3">re</text:span><text:span text:style-name="T3">v</text:span><text:span text:style-name="T3">o</text:span><text:span text:style-name="T3">c</text:span><text:span text:style-name="T3">at</text:span><text:span text:style-name="T3">io</text:span><text:span text:style-name="T3">n </text:span><text:span text:style-name="T3">c</text:span><text:span text:style-name="T3">er</text:span><text:span text:style-name="T3">tif</text:span><text:span text:style-name="T3">ic</text:span><text:span text:style-name="T3">at</text:span><text:span text:style-name="T3">io</text:span><text:span text:style-name="T3">n</text:span><text:span text:style-name="T2"> </text:span><text:span text:style-name="T2">(u</text:span><text:span text:style-name="T2">s</text:span><text:span text:style-name="T2">er</text:span><text:span text:style-name="T2">-</text:span><text:span text:style-name="T2">g</text:span><text:span text:style-name="T2">e</text:span><text:span text:style-name="T2">n</text:span><text:span text:style-name="T2">er</text:span><text:span text:style-name="T2">at</text:span><text:span text:style-name="T2">e</text:span><text:span text:style-name="T2">d) </text:span><text:span text:style-name="T2">in </text:span><text:span text:style-name="T3">e</text:span><text:span text:style-name="T3">n</text:span><text:span text:style-name="T3">cr</text:span><text:span text:style-name="T3">y</text:span><text:span text:style-name="T3">pt</text:span><text:span text:style-name="T3">io</text:span><text:span text:style-name="T3">n</text:span><text:span text:style-name="T3">_</text:span><text:span text:style-name="T3">s</text:span><text:span text:style-name="T3">er</text:span><text:span text:style-name="T3">vi</text:span><text:span text:style-name="T3">c</text:span><text:span text:style-name="T3">e</text:span><text:span text:style-name="T3">s</text:span><text:span text:style-name="T2"> </text:span><text:span text:style-name="T2">pr</text:span><text:span text:style-name="T2">o</text:span><text:span text:style-name="T2">gr</text:span><text:span text:style-name="T2">a</text:span><text:span text:style-name="T2">m</text:span></text:p>
          </draw:text-box>
        </draw:frame>
        <draw:custom-shape draw:style-name="gr3" draw:text-style-name="P4" draw:layer="layout" svg:width="5.6cm" svg:height="1.8cm" svg:x="1.88cm" svg:y="6.132cm">
          <text:p text:style-name="P1"><text:span text:style-name="T1">FUNCTION INPUT:</text:span></text:p>
          <text:p text:style-name="P1"><text:span text:style-name="T1">Path to default GnuPG </text:span></text:p>
          <text:p text:style-name="P1"><text:span text:style-name="T1">revocation certificate directory</text:span></text:p>
          <text:p text:style-name="P1"><text:span text:style-name="T1">working_user_id</text:span></text:p>
          <text:p text:style-name="P1"><text:span text:style-name="T1">new_key_rev_cert_OK=false</text:span></text:p>
          <text:p text:style-name="P1"><text:span text:style-name="T1">new_keygen_OK=tr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4cm" svg:height="1.1cm" svg:x="2.58cm" svg:y="9.132cm">
          <text:p text:style-name="P1"><text:span text:style-name="T4">Test for </text:span><text:span text:style-name="T1">new_keygen_OK=true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4cm" svg:height="1.2cm" svg:x="2.78cm" svg:y="23.832cm">
          <text:p text:style-name="P1"><text:span text:style-name="T1">new_ke</text:span><text:span text:style-name="T1">y_rev_c</text:span><text:span text:style-name="T1">ert_OK</text:span><text:span text:style-name="T1">=true</text:span></text:p>
          <draw:enhanced-geometry svg:viewBox="0 0 21600 21600" draw:glue-points="10800 0 0 10800 10800 21600 21600 10800" draw:mirror-vertical="false" draw:type="flowchart-process" draw:enhanced-path="M 0 0 L 21600 0 21600 21600 0 21600 0 0 Z N"/>
        </draw:custom-shape>
        <draw:custom-shape draw:style-name="gr6" draw:text-style-name="P5" draw:layer="layout" svg:width="2.3cm" svg:height="0.9cm" svg:x="13cm" svg:y="11.6cm">
          <text:p text:style-name="P1"><text:span text:style-name="T4">exit 1</text:span></text:p>
          <text:p text:style-name="P1"><text:span text:style-name="T4">return contro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draw:layer="layout" svg:width="1.5cm" svg:height="0.5cm" svg:x="16.7cm" svg:y="7.2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6" draw:layer="layout" svg:x1="4.58cm" svg:y1="4.532cm" svg:x2="4.58cm" svg:y2="6.132cm">
          <text:p/>
        </draw:line>
        <draw:line draw:style-name="gr8" draw:text-style-name="P6" draw:layer="layout" svg:x1="4.58cm" svg:y1="7.932cm" svg:x2="4.58cm" svg:y2="9.132cm">
          <text:p/>
        </draw:line>
        <draw:line draw:style-name="gr8" draw:text-style-name="P6" draw:layer="layout" svg:x1="4.68cm" svg:y1="10.232cm" svg:x2="4.68cm" svg:y2="11.132cm">
          <text:p/>
        </draw:line>
        <draw:line draw:style-name="gr8" draw:text-style-name="P6" draw:layer="layout" svg:x1="4.78cm" svg:y1="12.832cm" svg:x2="4.78cm" svg:y2="13.832cm">
          <text:p/>
        </draw:line>
        <draw:line draw:style-name="gr8" draw:text-style-name="P6" draw:layer="layout" svg:x1="4.88cm" svg:y1="17.732cm" svg:x2="4.88cm" svg:y2="18.932cm">
          <text:p/>
        </draw:line>
        <draw:line draw:style-name="gr8" draw:text-style-name="P6" draw:layer="layout" svg:x1="4.78cm" svg:y1="14.932cm" svg:x2="4.78cm" svg:y2="15.732cm">
          <text:p/>
        </draw:line>
        <draw:line draw:style-name="gr8" draw:text-style-name="P6" draw:layer="layout" svg:x1="4.88cm" svg:y1="19.632cm" svg:x2="4.88cm" svg:y2="20.932cm">
          <text:p/>
        </draw:line>
        <draw:line draw:style-name="gr9" draw:text-style-name="P7" draw:layer="layout" svg:x1="6.98cm" svg:y1="19.332cm" svg:x2="10.28cm" svg:y2="19.332cm">
          <text:p/>
        </draw:line>
        <draw:frame draw:style-name="gr10" draw:text-style-name="P8" draw:layer="layout" svg:width="0.8cm" svg:height="0.5cm" svg:x="5.88cm" svg:y="16.032cm">
          <draw:text-box>
            <text:p><text:span text:style-name="T1">no</text:span></text:p>
          </draw:text-box>
        </draw:frame>
        <draw:frame draw:style-name="gr11" draw:text-style-name="P8" draw:layer="layout" svg:width="0.886cm" svg:height="0.565cm" svg:x="4.08cm" svg:y="17.567cm">
          <draw:text-box>
            <text:p><text:span text:style-name="T1">yes</text:span></text:p>
          </draw:text-box>
        </draw:frame>
        <draw:custom-shape draw:style-name="gr12" draw:text-style-name="P4" draw:layer="layout" svg:width="4.4cm" svg:height="1.229cm" svg:x="6.98cm" svg:y="11.432cm">
          <text:p text:style-name="P1"><text:span text:style-name="T1">PRINT MESSAGE</text:span></text:p>
          <text:p text:style-name="P1"><text:span text:style-name="T1">Aborting due to unconfirmed</text:span></text:p>
          <text:p text:style-name="P1"><text:span text:style-name="T1">new key gener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8" draw:text-style-name="P6" draw:layer="layout" svg:x1="4.98cm" svg:y1="22.632cm" svg:x2="4.98cm" svg:y2="23.832cm">
          <text:p/>
        </draw:line>
        <draw:line draw:style-name="gr8" draw:text-style-name="P6" draw:layer="layout" svg:x1="6.08cm" svg:y1="16.732cm" svg:x2="8.48cm" svg:y2="16.732cm">
          <text:p/>
        </draw:line>
        <draw:line draw:style-name="gr13" draw:text-style-name="P9" draw:layer="layout" svg:x1="7.18cm" svg:y1="24.432cm" svg:x2="17.4cm" svg:y2="24.4cm">
          <text:p/>
        </draw:line>
        <draw:line draw:style-name="gr9" draw:text-style-name="P7" draw:layer="layout" svg:x1="14.23cm" svg:y1="12.5cm" svg:x2="14.2cm" svg:y2="21.1cm">
          <text:p/>
        </draw:line>
        <draw:line draw:style-name="gr8" draw:text-style-name="P6" draw:layer="layout" svg:x1="10.98cm" svg:y1="12.032cm" svg:x2="13cm" svg:y2="12cm">
          <text:p/>
        </draw:line>
        <draw:line draw:style-name="gr14" draw:text-style-name="P10" draw:layer="layout" svg:x1="10.28cm" svg:y1="19.332cm" svg:x2="10.28cm" svg:y2="17.332cm">
          <text:p/>
        </draw:line>
        <draw:frame draw:style-name="gr10" draw:text-style-name="P8" draw:layer="layout" svg:width="0.8cm" svg:height="0.5cm" svg:x="5.58cm" svg:y="21.332cm">
          <draw:text-box>
            <text:p><text:span text:style-name="T1">no</text:span></text:p>
          </draw:text-box>
        </draw:frame>
        <draw:custom-shape draw:style-name="gr15" draw:text-style-name="P1" draw:layer="layout" svg:width="1.82cm" svg:height="1.7cm" draw:transform="skewX (-0.0469493568786475) translate (3.78cm 11.132cm)">
          <text:p text:style-name="P1"><text:span text:style-name="T1">new_</text:span></text:p>
          <text:p text:style-name="P1"><text:span text:style-name="T1">keygen_OK</text:span></text:p>
          <text:p text:style-name="P1"><text:span text:style-name="T1">==</text:span></text:p>
          <text:p text:style-name="P1"><text:span text:style-name="T1">tru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draw:layer="layout" svg:width="4cm" svg:height="1.1cm" svg:x="2.78cm" svg:y="13.832cm">
          <text:p text:style-name="P1"><text:span text:style-name="T4">get the user_id for the </text:span></text:p>
          <text:p text:style-name="P1"><text:span text:style-name="T4">newly generated keypa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2.657cm" svg:height="2.001cm" draw:transform="skewX (-0.0469493568786475) translate (3.428cm 15.731cm)">
          <text:p text:style-name="P1"><text:span text:style-name="T1">new</text:span></text:p>
          <text:p text:style-name="P1"><text:span text:style-name="T1">_keypair_user_id</text:span></text:p>
          <text:p text:style-name="P1"><text:span text:style-name="T1">==</text:span></text:p>
          <text:p text:style-name="P1"><text:span text:style-name="T1">working_user</text:span></text:p>
          <text:p text:style-name="P1"><text:span text:style-name="T1">_i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5" draw:layer="layout" svg:width="4.2cm" svg:height="1.1cm" svg:x="8.48cm" svg:y="16.232cm">
          <text:p text:style-name="P1"><text:span text:style-name="T4">PRIN</text:span><text:span text:style-name="T4">T </text:span><text:span text:style-name="T4">MESS</text:span><text:span text:style-name="T4">AGE</text:span></text:p>
          <text:p text:style-name="P1"><text:span text:style-name="T4">“</text:span><text:span text:style-name="T4">your </text:span><text:span text:style-name="T4">uid </text:span><text:span text:style-name="T4">was </text:span><text:span text:style-name="T4">not the </text:span><text:span text:style-name="T4">same </text:span><text:span text:style-name="T4">as </text:span><text:span text:style-name="T4">new </text:span><text:span text:style-name="T4">keys’”</text:span></text:p>
          <text:p text:style-name="P1"><text:span text:style-name="T4">worki</text:span><text:span text:style-name="T4">ng_us</text:span><text:span text:style-name="T4">er_id=</text:span><text:span text:style-name="T4">new_k</text:span><text:span text:style-name="T4">eypair</text:span><text:span text:style-name="T4">_user</text:span><text:span text:style-name="T4">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0.886cm" svg:height="0.565cm" svg:x="4.08cm" svg:y="12.732cm">
          <draw:text-box>
            <text:p><text:span text:style-name="T1">yes</text:span></text:p>
          </draw:text-box>
        </draw:frame>
        <draw:frame draw:style-name="gr11" draw:text-style-name="P8" draw:layer="layout" svg:width="0.886cm" svg:height="0.565cm" svg:x="4.28cm" svg:y="22.432cm">
          <draw:text-box>
            <text:p><text:span text:style-name="T1">yes</text:span></text:p>
          </draw:text-box>
        </draw:frame>
        <draw:frame draw:style-name="gr10" draw:text-style-name="P8" draw:layer="layout" svg:width="0.8cm" svg:height="0.5cm" svg:x="5.38cm" svg:y="11.532cm">
          <draw:text-box>
            <text:p><text:span text:style-name="T1">no</text:span></text:p>
          </draw:text-box>
        </draw:frame>
        <draw:line draw:style-name="gr8" draw:text-style-name="P6" draw:layer="layout" svg:x1="5.58cm" svg:y1="11.932cm" svg:x2="7.48cm" svg:y2="11.932cm">
          <text:p/>
        </draw:line>
        <draw:line draw:style-name="gr8" draw:text-style-name="P6" draw:layer="layout" svg:x1="15.3cm" svg:y1="12cm" svg:x2="17.5cm" svg:y2="12cm">
          <text:p/>
        </draw:line>
        <draw:custom-shape draw:style-name="gr18" draw:text-style-name="P11" draw:layer="layout" svg:width="4.1cm" svg:height="0.7cm" svg:x="2.88cm" svg:y="18.932cm">
          <text:p text:style-name="P1"><text:span text:style-name="T1">issue gpg revocation comma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draw:layer="layout" svg:width="1.82cm" svg:height="1.7cm" draw:transform="skewX (-0.0469493568786475) translate (3.98cm 20.932cm)">
          <text:p text:style-name="P1"><text:span text:style-name="T1">ret</text:span><text:span text:style-name="T1">urn</text:span></text:p>
          <text:p text:style-name="P1"><text:span text:style-name="T1">co</text:span><text:span text:style-name="T1">de</text:span></text:p>
          <text:p text:style-name="P1"><text:span text:style-name="T1">== </text:span><text:span text:style-name="T1">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5" draw:layer="layout" svg:width="3.02cm" svg:height="1.2cm" svg:x="7.08cm" svg:y="21.132cm">
          <text:p text:style-name="P1"><text:span text:style-name="T1">new_key</text:span><text:span text:style-name="T1">_rev_cert</text:span><text:span text:style-name="T1">_OK=fals</text:span><text:span text:style-name="T1">e</text:span></text:p>
          <draw:enhanced-geometry svg:viewBox="0 0 21600 21600" draw:glue-points="10800 0 0 10800 10800 21600 21600 10800" draw:mirror-vertical="false" draw:type="flowchart-process" draw:enhanced-path="M 0 0 L 21600 0 21600 21600 0 21600 0 0 Z N"/>
        </draw:custom-shape>
        <draw:custom-shape draw:style-name="gr12" draw:text-style-name="P4" draw:layer="layout" svg:width="4.4cm" svg:height="1.229cm" svg:x="11.841cm" svg:y="21.1cm">
          <text:p text:style-name="P1"><text:span text:style-name="T1">PRINT </text:span><text:span text:style-name="T1">MESSA</text:span><text:span text:style-name="T1">GE</text:span></text:p>
          <text:p text:style-name="P1"><text:span text:style-name="T1">Aborting </text:span><text:span text:style-name="T1">due to </text:span><text:span text:style-name="T1">gpg</text:span></text:p>
          <text:p text:style-name="P1"><text:span text:style-name="T1">revocati</text:span><text:span text:style-name="T1">on </text:span><text:span text:style-name="T1">comma</text:span><text:span text:style-name="T1">nd 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7" draw:layer="layout" svg:x1="17.492cm" svg:y1="7.701cm" svg:x2="17.4cm" svg:y2="24.4cm">
          <text:p/>
        </draw:line>
        <draw:line draw:style-name="gr8" draw:text-style-name="P6" draw:layer="layout" svg:x1="5.8cm" svg:y1="21.8cm" svg:x2="7.1cm" svg:y2="21.8cm">
          <text:p/>
        </draw:line>
        <draw:line draw:style-name="gr8" draw:text-style-name="P6" draw:layer="layout" svg:x1="10.1cm" svg:y1="21.8cm" svg:x2="12.2cm" svg:y2="2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3T20:29:06.567684569</dc:date>
    <meta:editing-duration>PT12H7M40S</meta:editing-duration>
    <meta:editing-cycles>14</meta:editing-cycles>
    <meta:generator>LibreOffice/6.0.7.3$Linux_X86_64 LibreOffice_project/00m0$Build-3</meta:generator>
    <meta:document-statistic meta:object-count="41"/>
  </office:meta>
</office:document-meta>
</file>